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D00000205468913BD.png"/>
  <manifest:file-entry manifest:media-type="image/png" manifest:full-path="Pictures/100002010000020F00000218E818C38B.png"/>
  <manifest:file-entry manifest:media-type="image/png" manifest:full-path="Pictures/100000000000048000000350E11F301B.png"/>
  <manifest:file-entry manifest:media-type="image/png" manifest:full-path="Pictures/1000020100000242000001A84B964A5D.png"/>
  <manifest:file-entry manifest:media-type="image/png" manifest:full-path="Pictures/1000020100000400000001F4866FE8BA.png"/>
  <manifest:file-entry manifest:media-type="image/png" manifest:full-path="Pictures/1000020100000317000002B1E6C9919E.png"/>
  <manifest:file-entry manifest:media-type="image/png" manifest:full-path="Pictures/100002010000025E000002301A6C7CB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fill-gradient-name="Gradient_20_8" draw:fill-image-width="0cm" draw:fill-image-height="0cm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6" style:family="graphic" style:parent-style-name="standard">
      <style:graphic-properties draw:stroke="solid" svg:stroke-width="0cm" draw:marker-start-width="0.31cm" draw:marker-end-width="0.31cm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70%" style:mirror="none"/>
    </style:style>
    <style:style style:name="gr7" style:family="graphic" style:parent-style-name="standard">
      <style:graphic-properties draw:stroke="none" svg:stroke-color="#000000" draw:fill="none" draw:fill-color="#ffffff" draw:fill-gradient-name="Gradient_20_8" draw:fill-image-width="0cm" draw:fill-image-height="0cm" draw:textarea-horizontal-align="left" draw:auto-grow-height="true" draw:auto-grow-width="false" fo:min-height="0cm" fo:min-width="26.548cm"/>
    </style:style>
    <style:style style:name="gr8" style:family="graphic" style:parent-style-name="standard">
      <style:graphic-properties draw:stroke="none" draw:fill="none" draw:fill-gradient-name="Gradient_20_8" draw:fill-image-width="0cm" draw:fill-image-height="0cm" fo:min-height="1.23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TeXGyreAdventor" style:font-pitch="variable" fo:font-size="80pt" fo:text-shadow="none" style:font-size-asian="80pt" style:font-size-complex="80pt"/>
    </style:style>
    <style:style style:name="P3" style:family="paragraph">
      <style:paragraph-properties fo:text-align="start"/>
      <style:text-properties fo:font-family="TeXGyreAdventor" style:font-pitch="variable" fo:font-size="60pt" fo:text-shadow="none" style:font-size-asian="60pt" style:font-size-complex="60pt"/>
    </style:style>
    <style:style style:name="P4" style:family="paragraph">
      <style:paragraph-properties fo:text-align="start"/>
      <style:text-properties fo:font-family="TeXGyreAdventor" style:font-pitch="variable" fo:font-size="18pt" fo:text-shadow="none" style:font-size-asian="18pt" style:font-size-complex="18pt"/>
    </style:style>
    <style:style style:name="T1" style:family="text">
      <style:text-properties fo:font-family="TeXGyreAdventor" style:font-pitch="variable" fo:text-shadow="none"/>
    </style:style>
    <style:style style:name="T2" style:family="text">
      <style:text-properties fo:font-family="TeXGyreAdventor" style:font-pitch="variable" fo:font-size="60pt" fo:text-shadow="none" fo:font-weight="bold" style:font-size-asian="60pt" style:font-weight-asian="bold" style:font-size-complex="60pt" style:font-weight-complex="bold"/>
    </style:style>
    <style:style style:name="T3" style:family="text">
      <style:text-properties fo:font-family="TeXGyreAdventor" style:font-pitch="variable" fo:font-size="60pt" fo:text-shadow="none" style:font-size-asian="60pt" style:font-size-complex="60pt"/>
    </style:style>
    <style:style style:name="T4" style:family="text">
      <style:text-properties fo:font-family="TeXGyreAdventor" style:font-pitch="variable" fo:font-size="18pt" fo:text-shadow="non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28.082cm" svg:height="14cm" svg:x="0cm" svg:y="0cm">
          <draw:image xlink:href="Pictures/100000000000040D00000205468913BD.png" xlink:type="simple" xlink:show="embed" xlink:actuate="onLoad">
            <text:p/>
          </draw:image>
        </draw:frame>
        <draw:frame draw:style-name="gr2" draw:text-style-name="P2" draw:layer="layout" svg:width="11.018cm" svg:height="4.366cm" svg:x="8.885cm" svg:y="15cm">
          <draw:text-box>
            <text:p text:style-name="P2"><text:span text:style-name="T1">Dr. Geo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20.999cm" svg:height="10.252cm" draw:transform="rotate (1.5707963267946) translate (0cm 21cm)">
          <draw:image xlink:href="Pictures/1000020100000400000001F4866FE8BA.png" xlink:type="simple" xlink:show="embed" xlink:actuate="onLoad">
            <text:p/>
          </draw:image>
        </draw:frame>
        <draw:frame draw:style-name="gr2" draw:text-style-name="P2" draw:layer="layout" svg:width="14.976cm" svg:height="8.481cm" svg:x="11.024cm" svg:y="-0.04cm">
          <draw:text-box>
            <text:p text:style-name="P2"><text:span text:style-name="T1">Interactive</text:span></text:p>
            <text:p text:style-name="P2"><text:span text:style-name="T1">Geometry</text:span></text:p>
          </draw:text-box>
        </draw:frame>
        <draw:frame draw:style-name="gr4" draw:text-style-name="P1" draw:layer="layout" svg:width="7cm" svg:height="7.119cm" svg:x="12.5cm" svg:y="8cm">
          <draw:image xlink:href="Pictures/100002010000020F00000218E818C38B.png" xlink:type="simple" xlink:show="embed" xlink:actuate="onLoad">
            <text:p/>
          </draw:image>
        </draw:frame>
        <draw:frame draw:style-name="gr5" draw:text-style-name="P1" draw:layer="layout" svg:width="8.5cm" svg:height="6.235cm" svg:x="15.5cm" svg:y="12cm">
          <draw:image xlink:href="Pictures/1000020100000242000001A84B964A5D.png" xlink:type="simple" xlink:show="embed" xlink:actuate="onLoad">
            <text:p/>
          </draw:image>
        </draw:frame>
        <draw:frame draw:style-name="gr6" draw:text-style-name="P1" draw:layer="layout" svg:width="7.575cm" svg:height="7cm" svg:x="20.325cm" svg:y="13.9cm">
          <draw:image xlink:href="Pictures/100002010000025E000002301A6C7C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7" draw:text-style-name="P3" draw:layer="layout" svg:width="28cm" svg:height="10.031cm" svg:x="0cm" svg:y="0.3cm">
          <draw:text-box>
            <text:p text:style-name="P3"><text:span text:style-name="T2">Develop</text:span><text:span text:style-name="T3"> once with Pharo</text:span></text:p>
            <text:p text:style-name="P3"><text:span text:style-name="T2"/></text:p>
            <text:p text:style-name="P3"><text:span text:style-name="T2">Deploy</text:span><text:span text:style-name="T3"> everywhere* </text:span></text:p>
          </draw:text-box>
        </draw:frame>
        <draw:frame draw:style-name="gr8" draw:text-style-name="P4" draw:layer="layout" svg:width="26.236cm" svg:height="1.488cm" svg:x="0cm" svg:y="19.512cm">
          <draw:text-box>
            <text:p text:style-name="P4"><text:span text:style-name="T4">* with SqueakVM : GNU/Linux, Mac OSX, Windows, XO Sugar, Android, iPad</text:span></text:p>
          </draw:text-box>
        </draw:frame>
        <draw:frame draw:style-name="gr1" draw:text-style-name="P1" draw:layer="layout" svg:width="8.404cm" svg:height="7.32cm" svg:x="18.287cm" svg:y="11.68cm">
          <draw:image xlink:href="Pictures/1000020100000317000002B1E6C9919E.png" xlink:type="simple" xlink:show="embed" xlink:actuate="onLoad">
            <text:p/>
          </draw:image>
        </draw:frame>
        <draw:frame draw:style-name="gr1" draw:text-style-name="P1" draw:layer="layout" svg:width="9.804cm" svg:height="7.216cm" svg:x="3.196cm" svg:y="11.732cm">
          <draw:image xlink:href="Pictures/100000000000048000000350E11F301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radial" draw:cx="50%" draw:cy="60%" draw:start-color="#e6e6ff" draw:end-color="#ffffff" draw:start-intensity="100%" draw:end-intensity="100%" draw:border="0%"/>
    <draw:gradient draw:name="Gradient_20_8" draw:display-name="Gradient 8" draw:style="radial" draw:cx="50%" draw:cy="70%" draw:start-color="#e6e6ff" draw:end-color="#ffffff" draw:start-intensity="100%" draw:end-intensity="95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Gradient_20_7" draw:gradient-step-count="59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7" draw:gradient-step-count="5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ilaire Fernandes</meta:initial-creator>
    <meta:creation-date>2012-05-12T11:57:03</meta:creation-date>
    <meta:editing-duration>PT4H54M7S</meta:editing-duration>
    <meta:editing-cycles>9</meta:editing-cycles>
    <dc:date>2012-05-12T16:51:05</dc:date>
    <dc:creator>Hilaire Fernandes</dc:creator>
    <meta:generator>LibreOffice/3.3$Linux LibreOffice_project/330m19$Build-301</meta:generator>
    <meta:document-statistic meta:object-count="38"/>
  </office:meta>
</office:document-meta>
</file>